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B1000000173FF733D3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9.24pt"/>
    </style:style>
    <style:style style:name="co1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81.01pt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29.99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25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3" style:family="table-cell" style:parent-style-name="Default" style:data-style-name="N0">
      <style:table-cell-properties style:text-align-source="fix" style:repeat-content="false" fo:wrap-option="wrap" style:rotation-angle="90" style:vertical-align="automatic"/>
      <style:paragraph-properties fo:text-align="center"/>
      <style:text-properties style:text-position="" fo:font-size="9pt" style:font-size-asian="9pt" style:font-size-complex="9pt"/>
    </style:style>
    <style:style style:name="ce14" style:family="table-cell" style:parent-style-name="Default" style:data-style-name="N0">
      <style:table-cell-properties fo:wrap-option="wrap" style:rotation-angle="90" style:vertical-align="automatic"/>
      <style:text-properties style:text-position="" fo:font-size="9pt" style:font-size-asian="9pt" style:font-size-complex="9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ext-properties fo:color="#0000ff" style:text-underline-style="solid" style:text-underline-width="auto" style:text-underline-color="font-color"/>
    </style:style>
    <style:style style:name="ce16" style:family="table-cell" style:parent-style-name="Default" style:data-style-name="N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wrap-option="wrap" style:rotation-angle="90" style:vertical-align="automatic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2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Instructions" table:style-name="ta3">
        <table:table-column table:style-name="co1" table:number-columns-repeated="1024" table:default-cell-style-name="ce10"/>
        <table:table-row table:style-name="ro5">
          <table:table-cell table:style-name="ce9" office:value-type="string" calcext:value-type="string" table:number-columns-spanned="12" table:number-rows-spanned="1">
            <text:p>This Excel Spreadsheet for thePositive Behavior Support (PBS) Tier I Classroom Self-Evaluationl has four tabs at the bottom.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9" table:number-columns-spanned="12" table:number-rows-spanned="4"/>
          <table:covered-table-cell table:number-columns-repeated="11"/>
          <table:table-cell table:number-columns-repeated="1012"/>
        </table:table-row>
        <table:table-row table:style-name="ro1">
          <table:covered-table-cell/>
          <table:covered-table-cell>
            <draw:frame table:end-cell-address="Instructions.H4" table:end-x="44.22pt" table:end-y="4.48pt" draw:z-index="0" draw:name="Picture 3" draw:style-name="gr1" draw:text-style-name="P1" svg:width="324.71pt" svg:height="17.23pt" svg:x="7.51pt" svg:y="3.43pt">
              <draw:image xlink:href="Pictures/10000201000001B1000000173FF733D3.png" xlink:type="simple" xlink:show="embed" xlink:actuate="onLoad">
                <text:p/>
              </draw:image>
            </draw:frame>
          </table:covered-table-cell>
          <table:covered-table-cell table:number-columns-repeated="10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6">
          <table:table-cell/>
          <table:table-cell table:style-name="ce11" office:value-type="string" calcext:value-type="string">
            <text:p>1.       Click on the “<text:a xlink:href="#Individual_Teacher_Data" xlink:type="simple">Individual Teacher Data</text:a>” tab.</text:p>
          </table:table-cell>
          <table:table-cell table:style-name="ce11" table:number-columns-repeated="13"/>
          <table:table-cell table:number-columns-repeated="1009"/>
        </table:table-row>
        <table:table-row table:style-name="ro1">
          <table:table-cell/>
          <table:table-cell table:style-name="ce11" office:value-type="string" calcext:value-type="string">
            <text:p>2. <text:s/>For each teacher fill in the assessment period (Q 1, Q2, Q3, Q4) . Indicate the Teacher's name or anonymous, then indicate the teachers grade level.</text:p>
          </table:table-cell>
          <table:table-cell table:style-name="ce11" table:number-columns-repeated="10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hen indicate for 1a-4c how many times the teacher indicated yes. The total number of "yes" will be generated for you in the last column.</text:p>
          </table:table-cell>
          <table:table-cell table:style-name="ce11" table:number-columns-repeated="13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3. Click on the "<text:a xlink:href="#Graph_-_by_item" xlink:type="simple">Graph-by item</text:a>" tab to get a percentage of "yes" for all teachers entered on the Individual Teacher Data sheet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4. Click on the "<text:a xlink:href="#Graphs_-_total" xlink:type="simple">Graphs-total</text:a>" to get a further breakdown of the data by grade level.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<text:a xlink:href="http://www.usf.edu/" xlink:type="simple">http://www.usf.edu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vidual_Teacher_Data" table:style-name="ta2"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1" table:number-columns-repeated="14" table:default-cell-style-name="ce9"/>
        <table:table-column table:style-name="co1" table:number-columns-repeated="1007" table:default-cell-style-name="ce10"/>
        <table:table-row table:style-name="ro2">
          <table:table-cell table:style-name="ce16" table:number-columns-repeated="3"/>
          <table:table-cell table:style-name="ce16" office:value-type="string" calcext:value-type="string">
            <text:p>Explicitly Taught School-Wide Expectations</text:p>
          </table:table-cell>
          <table:table-cell table:style-name="ce16" office:value-type="string" calcext:value-type="string">
            <text:p>Regularly Review School-Wide Expectations</text:p>
          </table:table-cell>
          <table:table-cell table:style-name="ce16" office:value-type="string" calcext:value-type="string">
            <text:p>Students Can State Expectations</text:p>
          </table:table-cell>
          <table:table-cell table:style-name="ce16" office:value-type="string" calcext:value-type="string">
            <text:p>Defined and Posted Rules</text:p>
          </table:table-cell>
          <table:table-cell table:style-name="ce16" office:value-type="string" calcext:value-type="string">
            <text:p>Explicitly Taught and Reviewed Rules/Routines</text:p>
          </table:table-cell>
          <table:table-cell table:style-name="ce16" office:value-type="string" calcext:value-type="string">
            <text:p>Prompted/Pre-Corrected To Increase Following Rules</text:p>
          </table:table-cell>
          <table:table-cell table:style-name="ce16" office:value-type="string" calcext:value-type="string">
            <text:p>Specific and Contingent Praise</text:p>
          </table:table-cell>
          <table:table-cell table:style-name="ce16" office:value-type="string" calcext:value-type="string">
            <text:p>Other Systems to Acknowledge + Behavior</text:p>
          </table:table-cell>
          <table:table-cell table:style-name="ce16" office:value-type="string" calcext:value-type="string">
            <text:p>Use Cool Cat Coins</text:p>
          </table:table-cell>
          <table:table-cell table:style-name="ce16" office:value-type="string" calcext:value-type="string">
            <text:p>System for Regular Attendance</text:p>
          </table:table-cell>
          <table:table-cell table:style-name="ce16" office:value-type="string" calcext:value-type="string">
            <text:p>Error Correction for Academic &amp; Social Errors</text:p>
          </table:table-cell>
          <table:table-cell table:style-name="ce16" office:value-type="string" calcext:value-type="string">
            <text:p>Use Least restrictive Procedure to Discourage - Behavior</text:p>
          </table:table-cell>
          <table:table-cell table:style-name="ce16" office:value-type="string" calcext:value-type="string">
            <text:p>Students Can State Consequences for Inappropriate Behavior</text:p>
          </table:table-cell>
          <table:table-cell table:style-name="ce16"/>
          <table:table-cell table:style-name="ce21" table:number-columns-repeated="1007"/>
        </table:table-row>
        <table:table-row table:style-name="ro3">
          <table:table-cell table:style-name="ce17" office:value-type="string" calcext:value-type="string">
            <text:p>Assessment Period</text:p>
          </table:table-cell>
          <table:table-cell table:style-name="ce18" office:value-type="string" calcext:value-type="string">
            <text:p>Teacher</text:p>
          </table:table-cell>
          <table:table-cell table:style-name="ce18" office:value-type="string" calcext:value-type="string">
            <text:p>Grade Level</text:p>
          </table:table-cell>
          <table:table-cell table:style-name="ce18" office:value-type="string" calcext:value-type="string">
            <text:p>1a</text:p>
          </table:table-cell>
          <table:table-cell table:style-name="ce18" office:value-type="string" calcext:value-type="string">
            <text:p>1b</text:p>
          </table:table-cell>
          <table:table-cell table:style-name="ce18" office:value-type="string" calcext:value-type="string">
            <text:p>1c</text:p>
          </table:table-cell>
          <table:table-cell table:style-name="ce18" office:value-type="string" calcext:value-type="string">
            <text:p>2a</text:p>
          </table:table-cell>
          <table:table-cell table:style-name="ce18" office:value-type="string" calcext:value-type="string">
            <text:p>2b</text:p>
          </table:table-cell>
          <table:table-cell table:style-name="ce18" office:value-type="string" calcext:value-type="string">
            <text:p>2c</text:p>
          </table:table-cell>
          <table:table-cell table:style-name="ce18" office:value-type="string" calcext:value-type="string">
            <text:p>3a</text:p>
          </table:table-cell>
          <table:table-cell table:style-name="ce18" office:value-type="string" calcext:value-type="string">
            <text:p>3b</text:p>
          </table:table-cell>
          <table:table-cell table:style-name="ce18" office:value-type="string" calcext:value-type="string">
            <text:p>3c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4a</text:p>
          </table:table-cell>
          <table:table-cell table:style-name="ce18" office:value-type="string" calcext:value-type="string">
            <text:p>4b</text:p>
          </table:table-cell>
          <table:table-cell table:style-name="ce18" office:value-type="string" calcext:value-type="string">
            <text:p>4c</text:p>
          </table:table-cell>
          <table:table-cell table:style-name="ce20" office:value-type="string" calcext:value-type="string">
            <text:p>Total "Yes"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3:.P3]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4:.P4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5:.P5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6:.P6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7:.P7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8:.P8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9:.P9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0:.P10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1:.P11]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2:.P12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14" office:value-type="float" office:value="1" calcext:value-type="float">
            <text:p>1</text:p>
          </table:table-cell>
          <table:table-cell table:formula="of:=SUM([.D13:.P13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14" office:value-type="float" office:value="1" calcext:value-type="float">
            <text:p>1</text:p>
          </table:table-cell>
          <table:table-cell table:formula="of:=SUM([.D14:.P14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5:.P15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6:.P16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7:.P17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8:.P18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19:.P19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20:.P20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1:.P2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22:.P22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3:.P23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4:.P24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5:.P2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26:.P26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27:.P27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28:.P28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9:.P29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0:.P30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31:.P31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32:.P32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33:.P33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34:.P34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35:.P35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6:.P36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7:.P37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D38:.P38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39:.P39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40:.P40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SUM([.D41:.P41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2:.P42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3:.P43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4:.P44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45:.P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46:.P46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7:.P47]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48:.P48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SE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49:.P49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0:.P50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51:.P51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52:.P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SE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3:.P53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54:.P54]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5:.P55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pecia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D56:.P56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peci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57:.P57]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peci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58:.P58]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pecia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9:.P59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peci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0:.P60]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pecia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D61:.P61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3-201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pecial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D62:.P62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"Yes"</text:p>
          </table:table-cell>
          <table:table-cell table:formula="of:=SUM([.D3:.D62])" office:value-type="float" office:value="55" calcext:value-type="float">
            <text:p>55</text:p>
          </table:table-cell>
          <table:table-cell table:formula="of:=SUM([.E3:.E62])" office:value-type="float" office:value="47" calcext:value-type="float">
            <text:p>47</text:p>
          </table:table-cell>
          <table:table-cell table:formula="of:=SUM([.F3:.F62])" office:value-type="float" office:value="25" calcext:value-type="float">
            <text:p>25</text:p>
          </table:table-cell>
          <table:table-cell table:formula="of:=SUM([.G3:.G62])" office:value-type="float" office:value="53" calcext:value-type="float">
            <text:p>53</text:p>
          </table:table-cell>
          <table:table-cell table:formula="of:=SUM([.H3:.H62])" office:value-type="float" office:value="56" calcext:value-type="float">
            <text:p>56</text:p>
          </table:table-cell>
          <table:table-cell table:formula="of:=SUM([.I3:.I62])" office:value-type="float" office:value="60" calcext:value-type="float">
            <text:p>60</text:p>
          </table:table-cell>
          <table:table-cell table:formula="of:=SUM([.J3:.J62])" office:value-type="float" office:value="58" calcext:value-type="float">
            <text:p>58</text:p>
          </table:table-cell>
          <table:table-cell table:formula="of:=SUM([.K3:.K62])" office:value-type="float" office:value="58" calcext:value-type="float">
            <text:p>58</text:p>
          </table:table-cell>
          <table:table-cell table:formula="of:=SUM([.L3:.L62])" office:value-type="float" office:value="50" calcext:value-type="float">
            <text:p>50</text:p>
          </table:table-cell>
          <table:table-cell table:formula="of:=SUM([.M3:.M62])" office:value-type="float" office:value="31" calcext:value-type="float">
            <text:p>31</text:p>
          </table:table-cell>
          <table:table-cell table:formula="of:=SUM([.N3:.N62])" office:value-type="float" office:value="59" calcext:value-type="float">
            <text:p>59</text:p>
          </table:table-cell>
          <table:table-cell table:formula="of:=SUM([.O3:.O62])" office:value-type="float" office:value="58" calcext:value-type="float">
            <text:p>58</text:p>
          </table:table-cell>
          <table:table-cell table:formula="of:=SUM([.P3:.P62])"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 "No"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cent "Yes"</text:p>
          </table:table-cell>
          <table:table-cell table:formula="of:=[.D64]/([.D64]+[.D65])" office:value-type="float" office:value="0.916666666666667" calcext:value-type="float">
            <text:p>0.9166666667</text:p>
          </table:table-cell>
          <table:table-cell table:formula="of:=[.E64]/([.E64]+[.E65])" office:value-type="float" office:value="0.783333333333333" calcext:value-type="float">
            <text:p>0.7833333333</text:p>
          </table:table-cell>
          <table:table-cell table:formula="of:=[.F64]/([.F64]+[.F65])" office:value-type="float" office:value="0.43859649122807" calcext:value-type="float">
            <text:p>0.4385964912</text:p>
          </table:table-cell>
          <table:table-cell table:formula="of:=[.G64]/([.G64]+[.G65])" office:value-type="float" office:value="0.883333333333333" calcext:value-type="float">
            <text:p>0.8833333333</text:p>
          </table:table-cell>
          <table:table-cell table:formula="of:=[.H64]/([.H64]+[.H65])" office:value-type="float" office:value="0.933333333333333" calcext:value-type="float">
            <text:p>0.9333333333</text:p>
          </table:table-cell>
          <table:table-cell table:formula="of:=[.I64]/([.I64]+[.I65])" office:value-type="float" office:value="1" calcext:value-type="float">
            <text:p>1</text:p>
          </table:table-cell>
          <table:table-cell table:formula="of:=[.J64]/([.J64]+[.J65])" office:value-type="float" office:value="0.966666666666667" calcext:value-type="float">
            <text:p>0.9666666667</text:p>
          </table:table-cell>
          <table:table-cell table:formula="of:=[.K64]/([.K64]+[.K65])" office:value-type="float" office:value="0.966666666666667" calcext:value-type="float">
            <text:p>0.9666666667</text:p>
          </table:table-cell>
          <table:table-cell table:formula="of:=[.L64]/([.L64]+[.L65])" office:value-type="float" office:value="0.833333333333333" calcext:value-type="float">
            <text:p>0.8333333333</text:p>
          </table:table-cell>
          <table:table-cell table:formula="of:=[.M64]/([.M64]+[.M65])" office:value-type="float" office:value="0.563636363636364" calcext:value-type="float">
            <text:p>0.5636363636</text:p>
          </table:table-cell>
          <table:table-cell table:formula="of:=[.N64]/([.N64]+[.N65])" office:value-type="float" office:value="0.983333333333333" calcext:value-type="float">
            <text:p>0.9833333333</text:p>
          </table:table-cell>
          <table:table-cell table:formula="of:=[.O64]/([.O64]+[.O65])" office:value-type="float" office:value="0.966666666666667" calcext:value-type="float">
            <text:p>0.9666666667</text:p>
          </table:table-cell>
          <table:table-cell table:formula="of:=[.P64]/([.P64]+[.P65])" office:value-type="float" office:value="0.844827586206896" calcext:value-type="float">
            <text:p>0.8448275862</text:p>
          </table:table-cell>
          <table:table-cell table:number-columns-repeated="100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-_by_item" table:style-name="ta4">
        <table:shapes>
          <draw:frame draw:z-index="0" draw:name="Chart 1" draw:style-name="gr2" svg:width="912.27pt" svg:height="662.74pt" svg:x="0pt" svg:y="0pt">
            <draw:object draw:notify-on-update-of-ranges="Individual_Teacher_Data.D1:Individual_Teacher_Data.P1 Individual_Teacher_Data.D66:Individual_Teacher_Data.P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7">
          <table:table-cell/>
        </table:table-row>
      </table:table>
      <table:table table:name="Graphs_-_total" table:style-name="ta5">
        <table:table-column table:style-name="co6" table:default-cell-style-name="ce10"/>
        <table:table-column table:style-name="co7" table:default-cell-style-name="ce9"/>
        <table:table-column table:style-name="co1" table:number-columns-repeated="8" table:default-cell-style-name="ce9"/>
        <table:table-column table:style-name="co1" table:number-columns-repeated="1014" table:default-cell-style-name="ce10"/>
        <table:table-row table:style-name="ro8">
          <table:table-cell table:style-name="ce22" office:value-type="string" calcext:value-type="string">
            <text:p>BES PBS Tier I Implementation Self-Evaluation</text:p>
          </table:table-cell>
          <table:table-cell table:style-name="ce26" office:value-type="string" calcext:value-type="string">
            <text:p>All BES Teachers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1st</text:p>
          </table:table-cell>
          <table:table-cell table:style-name="ce26" office:value-type="string" calcext:value-type="string">
            <text:p>2nd</text:p>
          </table:table-cell>
          <table:table-cell table:style-name="ce26" office:value-type="string" calcext:value-type="string">
            <text:p>3rd</text:p>
          </table:table-cell>
          <table:table-cell table:style-name="ce26" office:value-type="string" calcext:value-type="string">
            <text:p>4th</text:p>
          </table:table-cell>
          <table:table-cell table:style-name="ce26" office:value-type="string" calcext:value-type="string">
            <text:p>5th</text:p>
          </table:table-cell>
          <table:table-cell table:style-name="ce26" office:value-type="string" calcext:value-type="string">
            <text:p>ESE</text:p>
          </table:table-cell>
          <table:table-cell table:style-name="ce26" office:value-type="string" calcext:value-type="string">
            <text:p>Special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10-13 (Super)</text:p>
          </table:table-cell>
          <table:table-cell table:style-name="ce27" table:formula="of:=SUM([.C2:.J2])" office:value-type="float" office:value="47" calcext:value-type="float">
            <text:p>4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3"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24" office:value-type="string" calcext:value-type="string">
            <text:p>7-9 (So-So)</text:p>
          </table:table-cell>
          <table:table-cell table:style-name="ce24" table:formula="of:=SUM([.C3:.J3])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&lt;7 (Improvement Needed)</text:p>
          </table:table-cell>
          <table:table-cell table:style-name="ce25" table:formula="of:=SUM([.C4:.J4])" office:value-type="float" office:value="0" calcext:value-type="float">
            <text:p>0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>
            <draw:frame table:end-cell-address="'Graphs_-_total'.E19" table:end-x="6.75pt" table:end-y="9.81pt" draw:z-index="0" draw:name="Chart 1" draw:style-name="gr2" svg:width="314.25pt" svg:height="216pt" svg:x="0.74pt" svg:y="3.8pt">
              <draw:object draw:notify-on-update-of-ranges="'Graphs_-_total'.B1:'Graphs_-_total'.J1 'Graphs_-_total'.A2:'Graphs_-_total'.A2 'Graphs_-_total'.B2:'Graphs_-_total'.J2 'Graphs_-_total'.A3:'Graphs_-_total'.A3 'Graphs_-_total'.B3:'Graphs_-_total'.J3 'Graphs_-_total'.A4:'Graphs_-_total'.A4 'Graphs_-_total'.B4:'Graphs_-_total'.J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Graphs_-_total'.J19" table:end-x="38.24pt" table:end-y="9.07pt" draw:z-index="1" draw:name="Chart 3" draw:style-name="gr2" svg:width="278.25pt" svg:height="216pt" svg:x="0pt" svg:y="3.06pt">
              <draw:object draw:notify-on-update-of-ranges="'Graphs_-_total'.C1:'Graphs_-_total'.H1 'Graphs_-_total'.A2:'Graphs_-_total'.A2 'Graphs_-_total'.C2:'Graphs_-_total'.H2 'Graphs_-_total'.A3:'Graphs_-_total'.A3 'Graphs_-_total'.C3:'Graphs_-_total'.H3 'Graphs_-_total'.A4:'Graphs_-_total'.A4 'Graphs_-_total'.C4:'Graphs_-_total'.H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>
            <draw:frame table:end-cell-address="'Graphs_-_total'.H33" table:end-x="42.75pt" table:end-y="14.29pt" draw:z-index="2" draw:name="Chart 4" draw:style-name="gr2" svg:width="360pt" svg:height="216pt" svg:x="3.74pt" svg:y="8.31pt">
              <draw:object draw:notify-on-update-of-ranges="'Graphs_-_total'.A2:'Graphs_-_total'.A4 'Graphs_-_total'.B2:'Graphs_-_total'.B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svg:stroke-linecap="butt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landscape" fo:margin-top="21.6pt" fo:margin-bottom="21.6pt" fo:margin-left="32.4pt" fo:margin-right="32.4pt" style:print-page-order="ttb" style:first-page-number="continue" style:scale-to="100%" style:print="charts drawings objects"/>
      <style:header-style>
        <style:header-footer-properties fo:min-height="14.4pt" fo:margin-left="32.4pt" fo:margin-right="32.4pt" fo:margin-bottom="0pt"/>
      </style:header-style>
      <style:footer-style>
        <style:header-footer-properties fo:min-height="14.4pt" fo:margin-left="32.4pt" fo:margin-right="32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gibson_a</meta:initial-creator>
    <meta:creation-date>2011-01-12T16:23:04Z</meta:creation-date>
    <dc:date>2015-06-03T14:09:01.723000000</dc:date>
    <meta:print-date>2011-02-09T15:49:38Z</meta:print-date>
    <meta:editing-duration>PT2M39S</meta:editing-duration>
    <meta:editing-cycles>1</meta:editing-cycles>
    <meta:document-statistic meta:table-count="4" meta:cell-count="11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">
      <style:chart-properties chart:display-label="true" chart:logarithmic="false" chart:maximum="1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inside">
        <chart:label-separator>
          <text:p>,</text:p>
        </chart:label-separator>
      </style:chart-properties>
      <style:graphic-properties draw:stroke="none" draw:fill="gradient" draw:fill-gradient-name="a2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2.183cm" svg:height="23.38cm" xlink:href=".." xlink:type="simple" chart:class="chart:bar" chart:style-name="ch1">
        <chart:title svg:x="8.476cm" svg:y="0.602cm" chart:style-name="ch2">
          <text:p>Percentage of BES Teachers Indicating "Yes" to Each Item</text:p>
        </chart:title>
        <chart:plot-area chart:style-name="ch3" table:cell-range-address="Individual_Teacher_Data.D1:Individual_Teacher_Data.P1 Individual_Teacher_Data.D66:Individual_Teacher_Data.P66" chart:data-source-has-labels="row" svg:x="0.643cm" svg:y="2.22cm" svg:width="30.897cm" svg:height="20.693cm">
          <chartooo:coordinate-region svg:x="4.136cm" svg:y="2.22cm" svg:width="27.404cm" svg:height="13.733cm"/>
          <chart:axis chart:dimension="x" chart:name="primary-x" chart:style-name="ch4" chartooo:axis-type="text">
            <chart:categories table:cell-range-address="Individual_Teacher_Data.D1:Individual_Teacher_Data.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dividual_Teacher_Data.D66:Individual_Teacher_Data.P6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licitly Taught School-Wide Expectations</text:p>
                <draw:g>
                  <svg:desc>Individual_Teacher_Data.D1:Individual_Teacher_Data.P1</svg:desc>
                </draw:g>
              </table:table-cell>
              <table:table-cell office:value-type="string">
                <text:p>Regularly Review School-Wide Expectations</text:p>
              </table:table-cell>
              <table:table-cell office:value-type="string">
                <text:p>Students Can State Expectations</text:p>
              </table:table-cell>
              <table:table-cell office:value-type="string">
                <text:p>Defined and Posted Rules</text:p>
              </table:table-cell>
              <table:table-cell office:value-type="string">
                <text:p>Explicitly Taught and Reviewed Rules/Routines</text:p>
              </table:table-cell>
              <table:table-cell office:value-type="string">
                <text:p>Prompted/Pre-Corrected To Increase Following Rules</text:p>
              </table:table-cell>
              <table:table-cell office:value-type="string">
                <text:p>Specific and Contingent Praise</text:p>
              </table:table-cell>
              <table:table-cell office:value-type="string">
                <text:p>Other Systems to Acknowledge + Behavior</text:p>
              </table:table-cell>
              <table:table-cell office:value-type="string">
                <text:p>Use Cool Cat Coins</text:p>
              </table:table-cell>
              <table:table-cell office:value-type="string">
                <text:p>System for Regular Attendance</text:p>
              </table:table-cell>
              <table:table-cell office:value-type="string">
                <text:p>Error Correction for Academic &amp; Social Errors</text:p>
              </table:table-cell>
              <table:table-cell office:value-type="string">
                <text:p>Use Least restrictive Procedure to Discourage - Behavior</text:p>
              </table:table-cell>
              <table:table-cell office:value-type="string">
                <text:p>Students Can State Consequences for Inappropriate Behavior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916666666666667">
                <text:p>0.916666666666667</text:p>
                <draw:g>
                  <svg:desc>Individual_Teacher_Data.D66:Individual_Teacher_Data.P66</svg:desc>
                </draw:g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43859649122807">
                <text:p>0.43859649122807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63636363636364">
                <text:p>0.563636363636364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44827586206896">
                <text:p>0.844827586206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2" draw:style="linear" draw:start-color="#2c5d98" draw:end-color="#3c7bc7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2.0002403259277pt" fo:font-weight="bold" style:font-size-asian="12.0002403259277pt" style:font-weight-asian="bold" style:font-size-complex="12.000240325927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percentage="true" chart:auto-position="true" chart:auto-size="true" chart:treat-empty-cells="leave-gap" chart:series-source="rows" chart:right-angled-axes="tru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5.99976015090942pt" style:font-size-asian="5.99976015090942pt" style:font-size-complex="5.99976015090942pt"/>
    </style:style>
    <style:style style:name="ch6" style:family="chart" style:data-style-name="N10010">
      <style:chart-properties chart:display-label="true" chart:logarithmic="false" chart:gap-width="150" chart:overlap="100" chart:reverse-direction="false" text:line-break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5.99976015090942pt" style:font-size-asian="5.99976015090942pt" style:font-size-complex="5.99976015090942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,</text:p>
        </chart:label-separator>
      </style:chart-properties>
      <style:graphic-properties draw:stroke="none" draw:fill-color="#00b05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,</text:p>
        </chart:label-separator>
      </style:chart-properties>
      <style:graphic-properties draw:stroke="none" draw:fill-color="#ffff0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 style:data-style-name="N1001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stroke="solid" svg:stroke-width="0.026cm" svg:stroke-color="#868686" draw:fill="none" draw:fill-color="#d9d9d9"/>
    </style:style>
  </office:automatic-styles>
  <office:body>
    <office:chart>
      <chart:chart svg:width="11.086cm" svg:height="7.62cm" xlink:href=".." xlink:type="simple" chart:class="chart:bar" chart:style-name="ch1">
        <chart:title svg:x="1.313cm" svg:y="0.288cm" chart:style-name="ch2">
          <text:p>BES PBS Tier I Implementation Self-Evaluation</text:p>
        </chart:title>
        <chart:legend chart:legend-position="bottom" svg:x="2.378cm" svg:y="6.339cm" style:legend-expansion="wide" chart:style-name="ch3"/>
        <chart:plot-area chart:style-name="ch4" table:cell-range-address="'Graphs_-_total'.B1:'Graphs_-_total'.J4 'Graphs_-_total'.A2:'Graphs_-_total'.A4" chart:data-source-has-labels="both" svg:x="0.221cm" svg:y="1.197cm" svg:width="10.644cm" svg:height="4.99cm" dr3d:transform="matrix (0.965925204746528 0.000000152646131404658 -0.258821364719672 -0.000000371506198443283 0.999999999999613 -0.000000796692613630468 0.25882136471945 0.000000865699216817933 0.965925204746213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1.358cm" svg:y="1.276cm" svg:width="9.402cm" svg:height="4.4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'Graphs_-_total'.B1:'Graphs_-_total'.J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Graphs_-_total'.B2:'Graphs_-_total'.J2" chart:label-cell-address="'Graphs_-_total'.A2:'Graphs_-_total'.A2" chart:class="chart:bar">
            <chart:data-point chart:repeated="9"/>
          </chart:series>
          <chart:series chart:style-name="ch10" chart:values-cell-range-address="'Graphs_-_total'.B3:'Graphs_-_total'.J3" chart:label-cell-address="'Graphs_-_total'.A3:'Graphs_-_total'.A3" chart:class="chart:bar">
            <chart:data-point chart:repeated="2"/>
            <chart:data-point chart:style-name="ch11"/>
            <chart:data-point/>
            <chart:data-point chart:style-name="ch11" chart:repeated="2"/>
            <chart:data-point chart:repeated="3"/>
          </chart:series>
          <chart:series chart:style-name="ch12" chart:values-cell-range-address="'Graphs_-_total'.B4:'Graphs_-_total'.J4" chart:label-cell-address="'Graphs_-_total'.A4:'Graphs_-_total'.A4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BES Teachers</text:p>
                <draw:g>
                  <svg:desc>'Graphs_-_total'.B1:'Graphs_-_total'.J1</svg:desc>
                </draw:g>
              </table:table-cell>
              <table:table-cell office:value-type="string">
                <text:p>K</text:p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  <table:table-cell office:value-type="string">
                <text:p>ESE</text:p>
              </table:table-cell>
              <table:table-cell office:value-type="string">
                <text:p>Specials</text:p>
              </table:table-cell>
            </table:table-row>
          </table:table-header-rows>
          <table:table-rows>
            <table:table-row>
              <table:table-cell office:value-type="string">
                <text:p>10-13 (Super)</text:p>
                <draw:g>
                  <svg:desc>'Graphs_-_total'.A2:'Graphs_-_total'.A2</svg:desc>
                </draw:g>
              </table:table-cell>
              <table:table-cell office:value-type="float" office:value="47">
                <text:p>47</text:p>
                <draw:g>
                  <svg:desc>'Graphs_-_total'.B2:'Graphs_-_total'.J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-9 (So-So)</text:p>
                <draw:g>
                  <svg:desc>'Graphs_-_total'.A3:'Graphs_-_total'.A3</svg:desc>
                </draw:g>
              </table:table-cell>
              <table:table-cell office:value-type="float" office:value="13">
                <text:p>13</text:p>
                <draw:g>
                  <svg:desc>'Graphs_-_total'.B3:'Graphs_-_total'.J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lt;7 (Improvement Needed)</text:p>
                <draw:g>
                  <svg:desc>'Graphs_-_total'.A4:'Graphs_-_total'.A4</svg:desc>
                </draw:g>
              </table:table-cell>
              <table:table-cell office:value-type="float" office:value="0">
                <text:p>0</text:p>
                <draw:g>
                  <svg:desc>'Graphs_-_total'.B4:'Graphs_-_total'.J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1.0001602172852pt" fo:font-weight="bold" style:font-size-asian="11.0001602172852pt" style:font-weight-asian="bold" style:font-size-complex="11.0001602172852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4" style:family="chart">
      <style:chart-properties chart:stacked="true" chart:treat-empty-cells="leave-gap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overlap="100" chart:reverse-direction="false" text:line-break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link-data-style-to-source="true"/>
      <style:graphic-properties draw:stroke="none" draw:fill-color="#00b05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9.816cm" svg:height="7.62cm" xlink:href=".." xlink:type="simple" chart:class="chart:bar" chart:style-name="ch1">
        <chart:title svg:x="1.094cm" svg:y="0.287cm" chart:style-name="ch2">
          <text:p>BES PBS Tier I Implementation Self-Evaluation</text:p>
        </chart:title>
        <chart:legend chart:legend-position="bottom" svg:x="2.195cm" svg:y="6.445cm" style:legend-expansion="wide" chart:style-name="ch3"/>
        <chart:plot-area chart:style-name="ch4" table:cell-range-address="'Graphs_-_total'.C1:'Graphs_-_total'.H4 'Graphs_-_total'.A2:'Graphs_-_total'.A4" chart:data-source-has-labels="both" svg:x="0.388cm" svg:y="0.388cm" svg:width="9.04cm" svg:height="6.08cm">
          <chartooo:coordinate-region svg:x="1.009cm" svg:y="0.587cm" svg:width="8.419cm" svg:height="5.234cm"/>
          <chart:axis chart:dimension="x" chart:name="primary-x" chart:style-name="ch5" chartooo:axis-type="text">
            <chart:categories table:cell-range-address="'Graphs_-_total'.C1:'Graphs_-_total'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_-_total'.C2:'Graphs_-_total'.H2" chart:label-cell-address="'Graphs_-_total'.A2:'Graphs_-_total'.A2" chart:class="chart:bar">
            <chart:data-point chart:repeated="6"/>
          </chart:series>
          <chart:series chart:style-name="ch9" chart:values-cell-range-address="'Graphs_-_total'.C3:'Graphs_-_total'.H3" chart:label-cell-address="'Graphs_-_total'.A3:'Graphs_-_total'.A3" chart:class="chart:bar">
            <chart:data-point chart:repeated="6"/>
          </chart:series>
          <chart:series chart:style-name="ch10" chart:values-cell-range-address="'Graphs_-_total'.C4:'Graphs_-_total'.H4" chart:label-cell-address="'Graphs_-_total'.A4:'Graphs_-_total'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  <draw:g>
                  <svg:desc>'Graphs_-_total'.C1:'Graphs_-_total'.H1</svg:desc>
                </draw:g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</table:table-row>
          </table:table-header-rows>
          <table:table-rows>
            <table:table-row>
              <table:table-cell office:value-type="string">
                <text:p>10-13 (Super)</text:p>
                <draw:g>
                  <svg:desc>'Graphs_-_total'.A2:'Graphs_-_total'.A2</svg:desc>
                </draw:g>
              </table:table-cell>
              <table:table-cell office:value-type="float" office:value="7">
                <text:p>7</text:p>
                <draw:g>
                  <svg:desc>'Graphs_-_total'.C2:'Graphs_-_total'.H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-9 (So-So)</text:p>
                <draw:g>
                  <svg:desc>'Graphs_-_total'.A3:'Graphs_-_total'.A3</svg:desc>
                </draw:g>
              </table:table-cell>
              <table:table-cell office:value-type="float" office:value="2">
                <text:p>2</text:p>
                <draw:g>
                  <svg:desc>'Graphs_-_total'.C3:'Graphs_-_total'.H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lt;7 (Improvement Needed)</text:p>
                <draw:g>
                  <svg:desc>'Graphs_-_total'.A4:'Graphs_-_total'.A4</svg:desc>
                </draw:g>
              </table:table-cell>
              <table:table-cell office:value-type="float" office:value="0">
                <text:p>0</text:p>
                <draw:g>
                  <svg:desc>'Graphs_-_total'.C4:'Graphs_-_total'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0">
      <number:day/>
      <number:text>-</number:text>
      <number:month number:textual="true"/>
    </number:date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4" style:family="chart">
      <style:chart-properties chart:three-dimensional="true" chart:angle-offset="0" chart:data-label-number="value-and-percentage" chart:data-label-text="false" chart:data-label-symbol="false"/>
      <style:graphic-properties draw:stroke="none" draw:fill="none"/>
    </style:style>
    <style:style style:name="ch5" style:family="chart" style:data-style-name="N12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stroke="none" draw:fill-color="#4f81b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solid-type="cuboid"/>
      <style:graphic-properties draw:fill-color="#00b050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 chart:data-label-number="none" chart:data-label-text="false" chart:data-label-symbol="false">
        <chart:label-separator>
          <text:p>,</text:p>
        </chart:label-separator>
      </style:chart-properties>
      <style:graphic-properties draw:fill-color="#ff0000"/>
    </style:style>
    <style:style style:name="ch12" style:family="chart">
      <style:graphic-properties draw:fill="none" draw:fill-color="#d9d9d9"/>
    </style:style>
    <style:style style:name="ch13" style:family="chart">
      <style:graphic-properties draw:stroke="solid" svg:stroke-width="0.026cm" svg:stroke-color="#868686" draw:fill="none" draw:fill-color="#d9d9d9"/>
    </style:style>
  </office:automatic-styles>
  <office:body>
    <office:chart>
      <chart:chart svg:width="12.7cm" svg:height="7.62cm" xlink:href=".." xlink:type="simple" chart:class="chart:circle" chart:style-name="ch1">
        <chart:title svg:x="0.216cm" svg:y="0.287cm" chart:style-name="ch2">
          <text:p>BES PBS Tier I Implementation Self-Evaluation
All BES Teachers</text:p>
        </chart:title>
        <chart:legend chart:legend-position="end" svg:x="8.915cm" svg:y="2.79cm" style:legend-expansion="high" chart:style-name="ch3"/>
        <chart:plot-area chart:style-name="ch4" table:cell-range-address="'Graphs_-_total'.A2:'Graphs_-_total'.B4" chart:data-source-has-labels="column" svg:x="0.592cm" svg:y="1.763cm" svg:width="8.259cm" svg:height="5.37cm" dr3d:transform="matrix (0.906306771049824 0 -0.422620440524641 -0.178607455118424 0.906307412807872 -0.383022519528057 0.383024038051611 0.422619064275976 0.821392544880423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1.867cm" svg:y="1.763cm" svg:width="5.709cm" svg:height="5.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Graphs_-_total'.A2:'Graphs_-_total'.A4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Graphs_-_total'.B2:'Graphs_-_total'.B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-13 (Super)</text:p>
                <draw:g>
                  <svg:desc>'Graphs_-_total'.A2:'Graphs_-_total'.A4</svg:desc>
                </draw:g>
              </table:table-cell>
              <table:table-cell office:value-type="float" office:value="47">
                <text:p>47</text:p>
                <draw:g>
                  <svg:desc>'Graphs_-_total'.B2:'Graphs_-_total'.B4</svg:desc>
                </draw:g>
              </table:table-cell>
            </table:table-row>
            <table:table-row>
              <table:table-cell office:value-type="string">
                <text:p>7-9 (So-So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lt;7 (Improvement Needed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